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Writer.IndexWriter( Directory d , boolean autoCommit , Analyz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doFlush( boolean flushDocStores , boolean flushDelete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IndexWriter.getMerge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xFieldLength.MaxFieldLength( String name ,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finishMerges( boolean waitForMerg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IndexWriter.maxDo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Writer.getNumBuffered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blockAddIndexes( boolean includePendingClo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ensure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WriteLockTimeout( long writeLock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flush( boolean triggerMerge , boolean flushDocStores , boolean flushDele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Writer.rollbackIntern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ndexWriter.startCommit( long sizeInBytes , String commitUserData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IndexWriter.IndexWriter( Directory d , Analyzer a , boolean create , MaxFieldLength m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merge( MergePolicy . OneMerge mer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dexWriter.maybeMerge( int maxNumSegmentsOptimize , boolean optim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setMergePolicy( MergePolicy m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doCommitBeforeMergeCFS( MergePolicy . OneMerge mer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dexWriter.IndexWriter( String path , Analyzer a , MaxFieldLength m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acquireWri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Writer.getNextExternalMer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dexWriter.IndexWriter( File path , Analyzer a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Similarity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Writer.waitForAllSynced( Collection sync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xWriter.finishAddInde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MessageID( PrintStream info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Writer.getUseCompoun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ensureOpen( boolean includePendingClo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Writer.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flushDocStore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ndexWriter.IndexWriter( Directory d , Analyzer a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dexWriter( File path , Analyzer a , boolean create , MaxFieldLength m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unlock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MaxMerge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Simi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numRa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se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rollba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Writer.numDo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Writer.test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TermIndex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finish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dexWriter.hasExternalSegments( SegmentInfos inf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Writer.setDefaultWriteLockTimeout( long writeLock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Segm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mergeFinish( MergePolicy . OneMerge mer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Writer.setMaxBufferedDeleteTerms( int maxBufferedDeleteTer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Writer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Writer.getFlushDelete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DefaultWriteLock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deleteDocuments( Query [ ] que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Writer.syncPause( long sizeInBy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dexWriter.ensureContiguousMerge( MergePolicy . OneMerge mer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dexWriter.getFlush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optimizeMergesPend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getRAMBufferSizeM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RollbackSegmentInfos( SegmentInfos inf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xFieldLength.ge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updatePendingMerges( int maxNumSegmentsOptimize , boolean optimiz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dexWriter.newSeg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Writer.check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IndexWriter( String path , Analyz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DefaultInfoStream( PrintStream info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ram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prepare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messag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commitTransa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dexWriter.newest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dexWriter( Directory d , Analyzer a , IndexDeletionPolicy deletionPolicy , MaxFieldLength m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dexWriter( File path , Analyzer a , MaxFieldLength m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addIndexes( Directory [ ] di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IndexWriter.setMaxMergeDocs( int maxMerge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dexWriter( Directory d , Analyzer a , IndexDeletionPolicy deletionPolicy , MaxFieldLength mfl , IndexCommit 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commit( long sizeIn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applyDelet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dexWriter.getLogMergePolic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xFieldLeng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sLocked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Writer.isLocked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dexWriter( Directory d , boolean autoCommit , Analyzer a , IndexDeletionPolicy dele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FieldLength.MaxFieldLength(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tartTransaction( boolean haveWriteLock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ndexWriter.init( Directory d , Analyzer a , boolean closeDir , IndexDeletionPolicy deletionPolicy , boolean autoCommit , int maxFieldLength , IndexingChain indexingChain , IndexCommit com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Writer.setMaxFieldLength( int maxField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Writer.waitFor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Writer.getMerge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doWa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Writer.updateDocument( Term term , Document doc , Analyzer analyz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dexWriter.startSync( String fileName , Collection pen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Writer.release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Writer.addIndexes( IndexReader [ ] reade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IndexWriter.pushMaxBufferedDoc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Writer.IndexWriter( Directory d , Analyz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rollbackTransa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dexWriter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Writer.getTermIndex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deleteDocuments( Query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Writer.getNumBufferedDelete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InfoStream( PrintStream info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Writer.deleteDocuments( Term [ ] ter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IndexWriter( Directory d , boolean autoCommit , Analyzer a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addDocumen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dexWriter( File path , Analyz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setMaxBufferedDocs( int maxBufferedDoc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Writer.resumeAddInde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DocCount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Writer.decrefMergeSegments( MergePolicy . OneMerge mer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segString( SegmentInfos inf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Writer.do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_mergeInit( MergePolicy . OneMerge merg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2">
            <text:p text:style-name="Table_20_Contents">32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IndexWriter.handleMergeException( Throwable t , MergePolicy . OneMerge mer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Writer.getDefaultInf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NextMer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Writer.should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dexWriter.getMaxSyncPaus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registerMerge( MergePolicy . OneMerge mer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dexWriter.optimize( boolean do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finishSync( String fileName , boolean su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Writer.IndexWriter( Directory d , Analyzer a , MaxFieldLength m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mergeInit( MergePolicy . OneMerge mer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Writer.mergeMiddle( MergePolicy . OneMerge merg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IndexWriter.addIndexesNoOptimize( Directory [ ] di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IndexWriter.expungeDele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MaxFiel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addDocument( Document doc , Analyzer analyz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dexWriter.commitMergedDeletes( MergePolicy . OneMerge merg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ndexWriter.hasDele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Writer.deleteDocuments( Term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message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getInf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noDupDirs( Directory [ ] di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Writer.IndexWriter( Directory d , Analyzer a , boolean create , IndexDeletionPolicy deletionPolicy , MaxFieldLength m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prepareCommit( String commitUserData , boolean intern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done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addMergeException( MergePolicy . OneMerge mer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Writer.optimize( int maxNumSegments , boolean doWai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IndexWriter.prepareCommit( String commitUser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close( boolean waitForMer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Writer.resetMerge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getWriteLock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setRAMBufferSizeMB( double mb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Writer.closeInternal( boolean waitForMerg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ndexWriter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BufferedDeleteTerms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it( Directory d , Analyzer a , final boolean create , boolean closeDir , IndexDeletionPolicy deletionPolicy , boolean autoCommit , int maxFieldLength , IndexingChain indexingChain , IndexCommit commi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IndexWriter.setUseCompoundFil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updateDocument( Term term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getMaxBuffered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setMergeScheduler( MergeScheduler mergeSchedu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commitMerge( MergePolicy . OneMerge merge , SegmentMerger merger , int mergedDocCou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ndexWriter.doAfter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dexWriter.release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Writer.setMaxSyncPauseSeconds( double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dexWriter( String path , Analyzer a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resolveExternalSegment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IndexWriter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maybeMerge( boolean optim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maybe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hasExternal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optimize( int maxNumSe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getMaxBufferedDelete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Writer.acquire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Writer.IndexWriter( Directory d , boolean autoCommit , Analyzer a , boolean create , IndexDeletionPolicy dele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IndexWriter( String path , Analyzer a , boolean create , MaxFieldLength m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Writer.expungeDeletes( boolean doWai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IndexWriter.commit( String commitUser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Writer.IndexWriter( Directory d , Analyzer a , boolean create , IndexDeletionPolicy deletionPolicy , MaxFieldLength mfl , IndexingChain indexingChain , IndexCommit 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